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3.41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5.38cm"/>
    </style:style>
    <style:style style:name="co6" style:family="table-column">
      <style:table-column-properties fo:break-before="auto" style:column-width="5.205cm"/>
    </style:style>
    <style:style style:name="co7" style:family="table-column">
      <style:table-column-properties fo:break-before="auto" style:column-width="2.8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Kosten">
      <style:table-properties table:display="true" style:writing-mode="lr-tb"/>
    </style:style>
    <style:style style:name="ta2" style:family="table" style:master-page-name="PageStyle_5f_Ist-Sol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.296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.296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.296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.296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.296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.296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st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2">
          <table:table-cell table:style-name="ce2"/>
          <table:table-cell table:style-name="ce12" office:value-type="string" calcext:value-type="string">
            <text:p>Milestones</text:p>
          </table:table-cell>
          <table:table-cell table:style-name="ce18" office:value-type="string" calcext:value-type="string">
            <text:p>Planned Costs</text:p>
          </table:table-cell>
          <table:table-cell table:style-name="ce18" office:value-type="string" calcext:value-type="string">
            <text:p>Actual Costs</text:p>
          </table:table-cell>
          <table:table-cell table:style-name="ce18" office:value-type="string" calcext:value-type="string">
            <text:p>Planned Cumulative Costs</text:p>
          </table:table-cell>
          <table:table-cell table:style-name="ce18" office:value-type="string" calcext:value-type="string">
            <text:p>Actual Cumulative Costs</text:p>
          </table:table-cell>
          <table:table-cell table:style-name="ce2" table:number-columns-repeated="1018"/>
        </table:table-row>
        <table:table-row table:style-name="ro3">
          <table:table-cell/>
          <table:table-cell table:style-name="ce4" office:value-type="string" calcext:value-type="string">
            <text:p><text:s text:c="9"/>Team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15" calcext:value-type="float">
            <text:p>15</text:p>
          </table:table-cell>
          <table:table-cell table:style-name="ce8" table:formula="of:=[.C3]" office:value-type="float" office:value="20.5" calcext:value-type="float">
            <text:p>20,5</text:p>
          </table:table-cell>
          <table:table-cell table:style-name="ce8" table:formula="of:=[.D3]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<text:s text:c="9"/>Plan</text:p>
          </table:table-cell>
          <table:table-cell table:style-name="ce5" table:formula="of:=23.5+9" office:value-type="float" office:value="32.5" calcext:value-type="float">
            <text:p>32,5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formula="of:=[.E3]+[.C4]" office:value-type="float" office:value="53" calcext:value-type="float">
            <text:p>53</text:p>
          </table:table-cell>
          <table:table-cell table:style-name="ce8" table:formula="of:=[.F3]+[.D4]" office:value-type="float" office:value="35" calcext:value-type="float">
            <text:p>35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<text:s text:c="9"/>Concept</text:p>
          </table:table-cell>
          <table:table-cell table:style-name="ce5" table:formula="of:=32.5+18" office:value-type="float" office:value="50.5" calcext:value-type="float">
            <text:p>50,5</text:p>
          </table:table-cell>
          <table:table-cell table:style-name="ce5" office:value-type="float" office:value="35" calcext:value-type="float">
            <text:p>35</text:p>
          </table:table-cell>
          <table:table-cell table:style-name="ce8" table:formula="of:=[.E4]+[.C5]" office:value-type="float" office:value="103.5" calcext:value-type="float">
            <text:p>103,5</text:p>
          </table:table-cell>
          <table:table-cell table:style-name="ce8" table:formula="of:=[.F4]+[.D5]" office:value-type="float" office:value="70" calcext:value-type="float">
            <text:p>70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<text:s text:c="9"/>Data</text:p>
          </table:table-cell>
          <table:table-cell table:style-name="ce5" table:formula="of:=50+9" office:value-type="float" office:value="59" calcext:value-type="float">
            <text:p>59</text:p>
          </table:table-cell>
          <table:table-cell table:style-name="ce5" office:value-type="float" office:value="46" calcext:value-type="float">
            <text:p>46</text:p>
          </table:table-cell>
          <table:table-cell table:style-name="ce8" table:formula="of:=[.E5]+[.C6]" office:value-type="float" office:value="162.5" calcext:value-type="float">
            <text:p>162,5</text:p>
          </table:table-cell>
          <table:table-cell table:style-name="ce8" table:formula="of:=[.F5]+[.D6]" office:value-type="float" office:value="116" calcext:value-type="float">
            <text:p>116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<text:s text:c="9"/>Model</text:p>
          </table:table-cell>
          <table:table-cell table:style-name="ce5" table:formula="of:=67+9" office:value-type="float" office:value="76" calcext:value-type="float">
            <text:p>76</text:p>
          </table:table-cell>
          <table:table-cell table:style-name="ce5" office:value-type="float" office:value="25.5" calcext:value-type="float">
            <text:p>25,5</text:p>
          </table:table-cell>
          <table:table-cell table:style-name="ce8" table:formula="of:=[.E6]+[.C7]" office:value-type="float" office:value="238.5" calcext:value-type="float">
            <text:p>238,5</text:p>
          </table:table-cell>
          <table:table-cell table:style-name="ce8" table:formula="of:=[.F6]+[.D7]" office:value-type="float" office:value="141.5" calcext:value-type="float">
            <text:p>141,5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<text:s text:c="9"/>Validation</text:p>
          </table:table-cell>
          <table:table-cell table:style-name="ce5" table:formula="of:=30+18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8" table:formula="of:=[.E7]+[.C8]" office:value-type="float" office:value="286.5" calcext:value-type="float">
            <text:p>286,5</text:p>
          </table:table-cell>
          <table:table-cell table:style-name="ce8" table:formula="of:=[.F7]+[.D8]" office:value-type="float" office:value="157.5" calcext:value-type="float">
            <text:p>157,5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<text:s text:c="9"/>Experiments</text:p>
          </table:table-cell>
          <table:table-cell table:style-name="ce5" table:formula="of:=47+18" office:value-type="float" office:value="65" calcext:value-type="float">
            <text:p>65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[.E8]+[.C9]" office:value-type="float" office:value="351.5" calcext:value-type="float">
            <text:p>351,5</text:p>
          </table:table-cell>
          <table:table-cell table:style-name="ce8" table:formula="of:=[.F8]+[.D9]" office:value-type="float" office:value="217.5" calcext:value-type="float">
            <text:p>217,5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<text:s text:c="8"/>Final Report</text:p>
          </table:table-cell>
          <table:table-cell table:style-name="ce5" table:formula="of:=15+9" office:value-type="float" office:value="24" calcext:value-type="float">
            <text:p>24</text:p>
          </table:table-cell>
          <table:table-cell table:style-name="ce5" table:formula="of:=16+14" office:value-type="float" office:value="30" calcext:value-type="float">
            <text:p>30</text:p>
          </table:table-cell>
          <table:table-cell table:style-name="ce8" table:formula="of:=[.E9]+[.C10]" office:value-type="float" office:value="375.5" calcext:value-type="float">
            <text:p>375,5</text:p>
          </table:table-cell>
          <table:table-cell table:style-name="ce8" table:formula="of:=[.F9]+[.D10]" office:value-type="float" office:value="247.5" calcext:value-type="float">
            <text:p>247,5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Total</text:p>
          </table:table-cell>
          <table:table-cell table:style-name="ce17" table:formula="of:=SUBTOTAL(9;[.C3:.C10])" office:value-type="float" office:value="375.5" calcext:value-type="float">
            <text:p>375,5</text:p>
          </table:table-cell>
          <table:table-cell table:style-name="ce17"/>
          <table:table-cell table:style-name="ce8" table:formula="of:=[.C11]" office:value-type="float" office:value="375.5" calcext:value-type="float">
            <text:p>375,5</text:p>
          </table:table-cell>
          <table:table-cell table:style-name="ce8" table:formula="of:=[.F10]+[.D11]" office:value-type="float" office:value="247.5" calcext:value-type="float">
            <text:p>247,5</text:p>
          </table:table-cell>
          <table:table-cell table:number-columns-repeated="1018"/>
        </table:table-row>
        <table:table-row table:style-name="ro4">
          <table:table-cell/>
          <table:table-cell table:style-name="ce5" table:number-columns-repeated="5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5" table:number-columns-repeated="2"/>
          <table:table-cell table:number-columns-repeated="1018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/>
          <table:table-cell>
            <draw:frame table:end-cell-address="Kosten.H53" table:end-x="0.427cm" table:end-y="0.065cm" draw:z-index="0" draw:name="Chart 2" draw:style-name="gr1" draw:text-style-name="P1" svg:width="24.121cm" svg:height="14.987cm" svg:x="0.045cm" svg:y="0.431cm">
              <draw:object draw:notify-on-update-of-ranges="Kosten.B3:Kosten.B10 Kosten.C2:Kosten.C2 Kosten.C3:Kosten.C10 Kosten.D2:Kosten.D2 Kosten.D3:Kosten.D10 Kosten.E2:Kosten.E2 Kosten.E3:Kosten.E10 Kosten.F2:Kosten.F2 Kosten.F3:Kosten.F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st-Soll" table:style-name="ta2">
        <table:table-column table:style-name="co7" table:default-cell-style-name="Default"/>
        <table:table-column table:style-name="co7" table:number-columns-repeated="2" table:default-cell-style-name="ce1"/>
        <table:table-column table:style-name="co7" table:number-columns-repeated="4" table:default-cell-style-name="Default"/>
        <table:table-column table:style-name="co7" table:default-cell-style-name="ce10"/>
        <table:table-column table:style-name="co7" table:default-cell-style-name="Default"/>
        <table:table-column table:style-name="co7" table:number-columns-repeated="2" table:default-cell-style-name="ce1"/>
        <table:table-column table:style-name="co7" table:number-columns-repeated="1013" table:default-cell-style-name="Default"/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2">
          <table:table-cell table:style-name="ce1"/>
          <table:table-cell table:style-name="ce9" office:value-type="string" calcext:value-type="string">
            <text:p>Woche</text:p>
          </table:table-cell>
          <table:table-cell table:style-name="ce9" office:value-type="string" calcext:value-type="string">
            <text:p>Soll</text:p>
          </table:table-cell>
          <table:table-cell table:style-name="ce9" office:value-type="string" calcext:value-type="string">
            <text:p>Ist</text:p>
          </table:table-cell>
          <table:table-cell table:style-name="ce9" table:number-columns-repeated="4"/>
          <table:table-cell table:style-name="ce1"/>
          <table:table-cell/>
          <table:table-cell table:style-name="ce9"/>
          <table:table-cell table:style-name="ce1" table:number-columns-repeated="1013"/>
        </table:table-row>
        <table:table-row table:style-name="ro4">
          <table:table-cell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"/>
          <table:table-cell office:value-type="string" calcext:value-type="string">
            <text:p>Planned Progress</text:p>
          </table:table-cell>
          <table:table-cell table:style-name="ce1">
            <draw:frame table:end-cell-address="'Ist-Soll'.O35" table:end-x="0.411cm" table:end-y="0.394cm" draw:z-index="0" draw:name="Chart 2" draw:style-name="gr1" draw:text-style-name="P1" svg:width="22.479cm" svg:height="14.525cm" svg:x="0.411cm" svg:y="0.319cm">
              <draw:object draw:notify-on-update-of-ranges="'Ist-Soll'.B3:'Ist-Soll'.B16 'Ist-Soll'.F3:'Ist-Soll'.F3 'Ist-Soll'.C3:'Ist-Soll'.C16 'Ist-Soll'.F4:'Ist-Soll'.F4 'Ist-Soll'.D3:'Ist-Soll'.D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Miestone 1</text:p>
          </table:table-cell>
          <table:table-cell office:value-type="float" office:value="8.4" calcext:value-type="float">
            <text:p>8,4</text:p>
          </table:table-cell>
          <table:table-cell table:style-name="ce1" table:formula="of:=8.4" office:value-type="float" office:value="8.4" calcext:value-type="float">
            <text:p>8,4</text:p>
          </table:table-cell>
          <table:table-cell table:style-name="ce10"/>
          <table:table-cell table:style-name="ce1" office:value-type="string" calcext:value-type="string">
            <text:p>Actual Progress</text:p>
          </table:table-cell>
          <table:table-cell table:style-name="ce1"/>
          <table:table-cell table:number-columns-repeated="1017"/>
        </table:table-row>
        <table:table-row table:style-name="ro4">
          <table:table-cell/>
          <table:table-cell table:style-name="ce22" office:value-type="string" calcext:value-type="string">
            <text:p>Milestone 2</text:p>
          </table:table-cell>
          <table:table-cell table:formula="of:=18+[.C4]" office:value-type="float" office:value="26.4" calcext:value-type="float">
            <text:p>26,4</text:p>
          </table:table-cell>
          <table:table-cell table:style-name="ce1" table:formula="of:=10.3+[.D4]" office:value-type="float" office:value="18.7" calcext:value-type="float">
            <text:p>18,7</text:p>
          </table:table-cell>
          <table:table-cell table:style-name="ce10"/>
          <table:table-cell table:style-name="ce1" table:number-columns-repeated="2"/>
          <table:table-cell table:number-columns-repeated="101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formula="of:=9.9+[.C5]" office:value-type="float" office:value="36.3" calcext:value-type="float">
            <text:p>36,3</text:p>
          </table:table-cell>
          <table:table-cell table:style-name="ce1" table:formula="of:= 11.7 + [.D5]" office:value-type="float" office:value="30.4" calcext:value-type="float">
            <text:p>30,4</text:p>
          </table:table-cell>
          <table:table-cell table:style-name="ce10"/>
          <table:table-cell table:style-name="ce1" table:number-columns-repeated="2"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Milestone 3</text:p>
          </table:table-cell>
          <table:table-cell table:formula="of:=7.5+[.C6]" office:value-type="float" office:value="43.8" calcext:value-type="float">
            <text:p>43,8</text:p>
          </table:table-cell>
          <table:table-cell table:style-name="ce1" table:formula="of:=6.7+[.D6]+0.5+0.5" office:value-type="float" office:value="38.1" calcext:value-type="float">
            <text:p>38,1</text:p>
          </table:table-cell>
          <table:table-cell table:style-name="ce10"/>
          <table:table-cell table:style-name="ce1" table:number-columns-repeated="2"/>
          <table:table-cell table:number-columns-repeated="1017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formula="of:=8+[.C7]" office:value-type="float" office:value="51.8" calcext:value-type="float">
            <text:p>51,8</text:p>
          </table:table-cell>
          <table:table-cell table:style-name="ce1" office:value-type="float" office:value="51.8" calcext:value-type="float">
            <text:p>51,8</text:p>
          </table:table-cell>
          <table:table-cell table:style-name="ce10"/>
          <table:table-cell table:style-name="ce1" table:number-columns-repeated="2"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Milestone 4</text:p>
          </table:table-cell>
          <table:table-cell table:formula="of:=10+[.C8]" office:value-type="float" office:value="61.8" calcext:value-type="float">
            <text:p>61,8</text:p>
          </table:table-cell>
          <table:table-cell table:style-name="ce1" office:value-type="float" office:value="61.8" calcext:value-type="float">
            <text:p>61,8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Milestone 5</text:p>
          </table:table-cell>
          <table:table-cell table:formula="of:=8+[.C9]" office:value-type="float" office:value="69.8" calcext:value-type="float">
            <text:p>69,8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formula="of:=10+[.C10]" office:value-type="float" office:value="79.8" calcext:value-type="float">
            <text:p>79,8</text:p>
          </table:table-cell>
          <table:table-cell table:style-name="ce1" office:value-type="float" office:value="75" calcext:value-type="float">
            <text:p>75</text:p>
          </table:table-cell>
          <table:table-cell table:style-name="ce10"/>
          <table:table-cell table:style-name="ce1" table:number-columns-repeated="2"/>
          <table:table-cell table:number-columns-repeated="3"/>
          <table:table-cell table:style-name="ce11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Milestone 6</text:p>
          </table:table-cell>
          <table:table-cell table:formula="of:=8+[.C11]" office:value-type="float" office:value="87.8" calcext:value-type="float">
            <text:p>87,8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formula="of:=4.4+[.C12]" office:value-type="float" office:value="92.2" calcext:value-type="float">
            <text:p>92,2</text:p>
          </table:table-cell>
          <table:table-cell table:style-name="ce1" office:value-type="float" office:value="95" calcext:value-type="float">
            <text:p>95</text:p>
          </table:table-cell>
          <table:table-cell table:style-name="ce10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Milestone 7</text:p>
          </table:table-cell>
          <table:table-cell table:formula="of:=6.5+[.C13]" office:value-type="float" office:value="98.7" calcext:value-type="float">
            <text:p>98,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Milestone 8</text:p>
          </table:table-cell>
          <table:table-cell table:formula="of:=1.3+[.C14]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style-name="ce10"/>
          <table:table-cell table:number-columns-repeated="1019"/>
        </table:table-row>
        <table:table-row table:style-name="ro4">
          <table:table-cell/>
          <table:table-cell table:style-name="Default" table:number-columns-repeated="2"/>
          <table:table-cell table:style-name="ce1"/>
          <table:table-cell table:number-columns-repeated="1020"/>
        </table:table-row>
        <table:table-row table:style-name="ro4">
          <table:table-cell table:number-columns-repeated="3"/>
          <table:table-cell table:style-name="ce1"/>
          <table:table-cell table:style-name="ce10"/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number-columns-repeated="1020"/>
        </table:table-row>
        <table:table-row table:style-name="ro4">
          <table:table-cell table:number-columns-repeated="3"/>
          <table:table-cell table:style-name="ce1"/>
          <table:table-cell table:style-name="ce10"/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style-name="ce10" office:value-type="string" calcext:value-type="string">
            <text:p>Kapitel #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style-name="ce10" office:value-type="string" calcext:value-type="string">
            <text:p>Feedbackgespräch #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number-columns-repeated="1020"/>
        </table:table-row>
        <table:table-row table:style-name="ro4">
          <table:table-cell table:number-columns-repeated="3"/>
          <table:table-cell table:style-name="ce1"/>
          <table:table-cell table:style-name="ce10" office:value-type="string" calcext:value-type="string">
            <text:p>Korrektur &amp; Abgabe StA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style-name="ce10" office:value-type="string" calcext:value-type="string">
            <text:p>Termin Verteidigung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number-columns-repeated="1020"/>
        </table:table-row>
        <table:table-row table:style-name="ro4">
          <table:table-cell table:number-columns-repeated="3"/>
          <table:table-cell table:style-name="ce1"/>
          <table:table-cell table:style-name="ce10" office:value-type="string" calcext:value-type="string">
            <text:p>Gliederung Präsentation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style-name="ce10" office:value-type="string" calcext:value-type="string">
            <text:p>Feedbackgespräch #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style-name="ce10" office:value-type="string" calcext:value-type="string">
            <text:p>Fertigstellung Präsentation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"/>
          <table:table-cell table:style-name="ce10" office:value-type="string" calcext:value-type="string">
            <text:p>Verteidigung</text:p>
          </table:table-cell>
          <table:table-cell table:number-columns-repeated="1019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Kosten.B2:Kosten.F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3">
      <number:day number:style="long"/>
      <number:text>. </number:text>
      <number:month number:textual="true"/>
      <number:text> </number:text>
      <number:year/>
    </number:dat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time-style style:name="N134">
      <number:hours/>
      <number:text>:</number:text>
      <number:minute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time-style style:name="N107">
      <number:minutes number:style="long"/>
      <number:text>:</number:text>
      <number:seconds number:style="long"/>
    </number:time-style>
    <number:number-style style:name="N109P0" style:volatile="true">
      <number:number number:decimal-places="2" number:min-decimal-places="2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9P0"/>
    </number:number-style>
    <number:date-style style:name="N122">
      <number:day number:style="long"/>
      <number:text>. </number:text>
      <number:month number:textual="true"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time-style style:name="N14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st-Soll" style:display-name="PageStyle_Ist-Sol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osten" style:display-name="PageStyle_Kost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G</meta:initial-creator>
    <meta:creation-date>2007-04-11T14:40:08</meta:creation-date>
    <dc:date>2023-07-01T19:27:16.504516581</dc:date>
    <meta:generator>LibreOffice/7.3.7.2$Linux_X86_64 LibreOffice_project/30$Build-2</meta:generator>
    <meta:editing-duration>PT1H59M43S</meta:editing-duration>
    <meta:editing-cycles>26</meta:editing-cycles>
    <meta:document-statistic meta:table-count="2" meta:cell-count="101" meta:object-count="2"/>
    <meta:user-defined meta:name="AppVersion">16.0300</meta:user-defined>
    <meta:user-defined meta:name="Company">Uni Magdeburg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Arial" fo:font-size="20pt" fo:language="en" fo:country="US" fo:font-weight="bold" style:font-family-asian="Arial" style:font-size-asian="20pt" style:font-weight-asian="bold" style:font-family-complex="Arial" style:font-family-generic-complex="swiss" style:font-size-complex="20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fo:font-weight="bold" style:font-family-asian="Arial" style:font-size-asian="10.1000003814697pt" style:font-weight-asian="bold" style:font-family-complex="Arial" style:font-size-complex="10.1000003814697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>
      <style:chart-properties style:rotation-angle="0"/>
      <style:graphic-properties svg:stroke-width="0.071cm"/>
      <style:text-properties fo:color="#000000" style:text-position="0% 100%" fo:font-family="Arial" fo:font-size="16pt" fo:language="en" fo:country="US" fo:font-weight="bold" style:font-family-asian="Arial" style:font-size-asian="16pt" style:font-weight-asian="bold" style:font-family-complex="Arial" style:font-family-generic-complex="swiss" style:font-size-complex="16pt" style:font-weight-complex="bold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true" chart:tick-marks-major-outer="true" chart:logarithmic="false" chart:origin="0" chart:interval-major="15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9" style:family="chart">
      <style:chart-properties style:rotation-angle="90"/>
      <style:graphic-properties svg:stroke-width="0.071cm"/>
      <style:text-properties fo:color="#000000" style:text-position="0% 100%" fo:font-family="Arial" fo:font-size="16pt" fo:language="en" fo:country="US" fo:font-weight="bold" style:font-family-asian="Arial" style:font-size-asian="16pt" style:font-weight-asian="bold" style:font-family-complex="Arial" style:font-size-complex="16pt" style:font-weight-complex="bold"/>
    </style:style>
    <style:style style:name="ch10" style:family="chart" style:data-style-name="N0">
      <style:chart-properties chart:display-label="true" chart:tick-marks-major-inner="true" chart:tick-marks-major-outer="tru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09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draw:stroke="none" draw:fill-color="#f69200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 chart:label-position="outside">
        <chart:label-separator>
          <text:p>; </text:p>
        </chart:label-separator>
      </style:chart-properties>
      <style:graphic-properties draw:stroke="none" draw:fill-color="#418ab3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dc100" svg:stroke-linecap="round" draw:fill-color="#fdc100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24516a" svg:stroke-linecap="round" draw:fill-color="#24516a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122cm" svg:height="14.988cm" xlink:href=".." xlink:type="simple" chart:class="chart:bar" chart:style-name="ch1">
        <chart:title svg:x="7.669cm" svg:y="0.299cm" chart:style-name="ch2">
          <text:p>P r o j e c t  C o s t  D i a g r a m</text:p>
        </chart:title>
        <chart:legend chart:legend-position="end" svg:x="3.2cm" svg:y="1.694cm" style:legend-expansion="custom" svg:width="16.352cm" svg:height="1.174cm" style:legend-expansion-aspect-ratio="13.9284497444634" chart:style-name="ch3"/>
        <chart:plot-area chart:style-name="ch4" table:cell-range-address="Kosten.B3:Kosten.F10 Kosten.C2:Kosten.F2" chart:data-source-has-labels="both" svg:x="1.763cm" svg:y="2.441cm" svg:width="19.244cm" svg:height="12.249cm">
          <chart:coordinate-region svg:x="2.384cm" svg:y="2.64cm" svg:width="17.815cm" svg:height="9.386cm"/>
          <chart:axis chart:dimension="x" chart:name="primary-x" chart:style-name="ch5" chartooo:axis-type="text">
            <chart:title svg:x="8.996cm" svg:y="13.803cm" chart:style-name="ch6">
              <text:p>M i l e s t o n e s</text:p>
            </chart:title>
            <chart:categories table:cell-range-address="Kosten.B3:Kosten.B10"/>
          </chart:axis>
          <chart:axis chart:dimension="x" chart:name="secondary-x" chart:style-name="ch7"/>
          <chart:axis chart:dimension="y" chart:name="primary-y" chart:style-name="ch8">
            <chart:title svg:x="0.401cm" svg:y="11.273cm" chart:style-name="ch9">
              <text:p>Costs per MS in 100€</text:p>
            </chart:title>
          </chart:axis>
          <chart:axis chart:dimension="y" chart:name="secondary-y" chart:style-name="ch10">
            <chart:title svg:x="22.689cm" svg:y="13.157cm" chart:style-name="ch9">
              <text:p>Cumulative Costs in 100€</text:p>
            </chart:title>
          </chart:axis>
          <chart:series chart:attached-axis="primary-y" chart:style-name="ch11" chart:values-cell-range-address="Kosten.C3:Kosten.C10" chart:label-cell-address="Kosten.C2:Kosten.C2" chart:class="chart:bar">
            <chart:data-point chart:repeated="8"/>
          </chart:series>
          <chart:series chart:attached-axis="primary-y" chart:style-name="ch12" chart:values-cell-range-address="Kosten.D3:Kosten.D10" chart:label-cell-address="Kosten.D2:Kosten.D2" chart:class="chart:bar">
            <chart:data-point chart:repeated="8"/>
          </chart:series>
          <chart:series chart:attached-axis="secondary-y" chart:style-name="ch13" chart:values-cell-range-address="Kosten.E3:Kosten.E10" chart:label-cell-address="Kosten.E2:Kosten.E2" chart:class="chart:line">
            <chart:data-point chart:repeated="8"/>
          </chart:series>
          <chart:series chart:attached-axis="secondary-y" chart:style-name="ch14" chart:values-cell-range-address="Kosten.F3:Kosten.F10" chart:label-cell-address="Kosten.F2:Kosten.F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 Costs</text:p>
                <draw:g>
                  <svg:desc>Kosten.C2:Kosten.C2</svg:desc>
                </draw:g>
              </table:table-cell>
              <table:table-cell office:value-type="string">
                <text:p>Actual Costs</text:p>
                <draw:g>
                  <svg:desc>Kosten.D2:Kosten.D2</svg:desc>
                </draw:g>
              </table:table-cell>
              <table:table-cell office:value-type="string">
                <text:p>Planned Cumulative Costs</text:p>
                <draw:g>
                  <svg:desc>Kosten.E2:Kosten.E2</svg:desc>
                </draw:g>
              </table:table-cell>
              <table:table-cell office:value-type="string">
                <text:p>Actual Cumulative Costs</text:p>
                <draw:g>
                  <svg:desc>Kosten.F2:Kosten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   Team</text:p>
                <draw:g>
                  <svg:desc>Kosten.B3:Kosten.B10</svg:desc>
                </draw:g>
              </table:table-cell>
              <table:table-cell office:value-type="float" office:value="20.5">
                <text:p>20.5</text:p>
                <draw:g>
                  <svg:desc>Kosten.C3:Kosten.C10</svg:desc>
                </draw:g>
              </table:table-cell>
              <table:table-cell office:value-type="float" office:value="15">
                <text:p>15</text:p>
                <draw:g>
                  <svg:desc>Kosten.D3:Kosten.D10</svg:desc>
                </draw:g>
              </table:table-cell>
              <table:table-cell office:value-type="float" office:value="20.5">
                <text:p>20.5</text:p>
                <draw:g>
                  <svg:desc>Kosten.E3:Kosten.E10</svg:desc>
                </draw:g>
              </table:table-cell>
              <table:table-cell office:value-type="float" office:value="15">
                <text:p>15</text:p>
                <draw:g>
                  <svg:desc>Kosten.F3:Kosten.F10</svg:desc>
                </draw:g>
              </table:table-cell>
            </table:table-row>
            <table:table-row>
              <table:table-cell office:value-type="string">
                <text:p>         Plan</text:p>
              </table:table-cell>
              <table:table-cell office:value-type="float" office:value="32.5">
                <text:p>32.5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         Concept</text:p>
              </table:table-cell>
              <table:table-cell office:value-type="float" office:value="50.5">
                <text:p>50.5</text:p>
              </table:table-cell>
              <table:table-cell office:value-type="float" office:value="35">
                <text:p>35</text:p>
              </table:table-cell>
              <table:table-cell office:value-type="float" office:value="103.5">
                <text:p>10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         Data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162.5">
                <text:p>162.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         Model</text:p>
              </table:table-cell>
              <table:table-cell office:value-type="float" office:value="76">
                <text:p>76</text:p>
              </table:table-cell>
              <table:table-cell office:value-type="float" office:value="25.5">
                <text:p>25.5</text:p>
              </table:table-cell>
              <table:table-cell office:value-type="float" office:value="238.5">
                <text:p>238.5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         Validation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286.5">
                <text:p>286.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         Experiments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351.5">
                <text:p>351.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        Final Report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75.5">
                <text:p>375.5</text:p>
              </table:table-cell>
              <table:table-cell office:value-type="float" office:value="247.5">
                <text:p>24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Arial" fo:font-size="20pt" fo:language="en" fo:country="US" fo:font-weight="bold" style:font-family-asian="Arial" style:font-size-asian="20pt" style:font-weight-asian="bold" style:font-family-complex="Arial" style:font-size-complex="20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fo:font-weight="bold" style:font-family-asian="Arial" style:font-size-asian="10.1000003814697pt" style:font-weight-asian="bold" style:font-family-complex="Arial" style:font-size-complex="10.1000003814697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false" loext:major-origin="0.5" chart:axis-position="0" chart:tick-mark-position="at-axis" style:rotation-angle="90"/>
      <style:graphic-properties svg:stroke-width="0.009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>
      <style:chart-properties style:rotation-angle="0"/>
      <style:graphic-properties svg:stroke-width="0.071cm"/>
      <style:text-properties fo:color="#000000" style:text-position="0% 100%" fo:font-family="Arial" fo:font-size="16pt" fo:language="en" fo:country="US" fo:font-weight="bold" style:font-family-asian="Arial" style:font-size-asian="16pt" style:font-weight-asian="bold" style:font-family-complex="Arial" style:font-size-complex="16pt" style:font-weight-complex="bold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logarithmic="false" chart:maximum="100" chart:interval-major="1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9" style:family="chart">
      <style:chart-properties style:rotation-angle="90"/>
      <style:graphic-properties svg:stroke-width="0.071cm"/>
      <style:text-properties fo:color="#000000" style:text-position="0% 100%" fo:font-family="Arial" fo:font-size="16pt" fo:language="en" fo:country="US" fo:font-weight="bold" style:font-family-asian="Arial" style:font-size-asian="16pt" style:font-weight-asian="bold" style:font-family-complex="Arial" style:font-size-complex="16pt" style:font-weight-complex="bold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106cm" svg:stroke-color="#ff0000" draw:fill-color="#ff0000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chart-properties chart:solid-type="cuboid" chart:symbol-type="named-symbol" chart:symbol-name="circle" chart:symbol-width="0.282cm" chart:symbol-height="0.282cm"/>
    </style:style>
    <style:style style:name="ch12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106cm" svg:stroke-color="#008000" draw:fill-color="#008000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>
      <style:graphic-properties svg:stroke-width="0.071cm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48cm" svg:height="14.526cm" xlink:href=".." xlink:type="simple" chart:class="chart:line" chart:style-name="ch1">
        <chart:title svg:x="6.102cm" svg:y="0.425cm" chart:style-name="ch2">
          <text:p>P r o j e c t   P r o g r e s s</text:p>
        </chart:title>
        <chart:legend chart:legend-position="end" svg:x="14.097cm" svg:y="8.419cm" style:legend-expansion="custom" svg:width="6.585cm" svg:height="2.265cm" style:legend-expansion-aspect-ratio="2.90728476821192" chart:style-name="ch3"/>
        <chart:plot-area chart:style-name="ch4" table:cell-range-address="'Ist-Soll'.B3:'Ist-Soll'.D16 'Ist-Soll'.F3:'Ist-Soll'.F4" chart:data-source-has-labels="both" svg:x="1.69cm" svg:y="2.032cm" svg:width="19.377cm" svg:height="11.193cm">
          <chart:coordinate-region svg:x="2.497cm" svg:y="2.231cm" svg:width="18.57cm" svg:height="8.865cm"/>
          <chart:axis chart:dimension="x" chart:name="primary-x" chart:style-name="ch5" chartooo:axis-type="text">
            <chart:title svg:x="9.771cm" svg:y="13.502cm" chart:style-name="ch6">
              <text:p>W e e k s</text:p>
            </chart:title>
            <chart:categories table:cell-range-address="'Ist-Soll'.B3:'Ist-Soll'.B16"/>
            <chart:grid chart:style-name="ch7" chart:class="major"/>
          </chart:axis>
          <chart:axis chart:dimension="y" chart:name="primary-y" chart:style-name="ch8">
            <chart:title svg:x="0.375cm" svg:y="9.308cm" chart:style-name="ch9">
              <text:p>Progress in Percent</text:p>
            </chart:title>
          </chart:axis>
          <chart:series chart:style-name="ch10" chart:values-cell-range-address="'Ist-Soll'.C3:'Ist-Soll'.C16" chart:label-cell-address="'Ist-Soll'.F3:'Ist-Soll'.F3" chart:class="chart:line">
            <chart:data-point chart:repeated="6"/>
            <chart:data-point chart:style-name="ch11" chart:repeated="2"/>
            <chart:data-point/>
            <chart:data-point chart:style-name="ch11"/>
            <chart:data-point/>
            <chart:data-point chart:style-name="ch11"/>
            <chart:data-point/>
            <chart:data-point chart:style-name="ch11"/>
          </chart:series>
          <chart:series chart:style-name="ch12" chart:values-cell-range-address="'Ist-Soll'.D3:'Ist-Soll'.D16" chart:label-cell-address="'Ist-Soll'.F4:'Ist-Soll'.F4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 Progress</text:p>
                <draw:g>
                  <svg:desc>'Ist-Soll'.F3:'Ist-Soll'.F3</svg:desc>
                </draw:g>
              </table:table-cell>
              <table:table-cell office:value-type="string">
                <text:p>Actual Progress</text:p>
                <draw:g>
                  <svg:desc>'Ist-Soll'.F4:'Ist-Soll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'Ist-Soll'.B3:'Ist-Soll'.B16</svg:desc>
                </draw:g>
              </table:table-cell>
              <table:table-cell office:value-type="float" office:value="0">
                <text:p>0</text:p>
                <draw:g>
                  <svg:desc>'Ist-Soll'.C3:'Ist-Soll'.C16</svg:desc>
                </draw:g>
              </table:table-cell>
              <table:table-cell office:value-type="float" office:value="0">
                <text:p>0</text:p>
                <draw:g>
                  <svg:desc>'Ist-Soll'.D3:'Ist-Soll'.D16</svg:desc>
                </draw:g>
              </table:table-cell>
            </table:table-row>
            <table:table-row>
              <table:table-cell office:value-type="string">
                <text:p>Miestone 1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Milestone 2</text:p>
              </table:table-cell>
              <table:table-cell office:value-type="float" office:value="26.4">
                <text:p>26.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Milestone 3</text:p>
              </table:table-cell>
              <table:table-cell office:value-type="float" office:value="43.8">
                <text:p>43.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.8">
                <text:p>51.8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Milestone 4</text:p>
              </table:table-cell>
              <table:table-cell office:value-type="float" office:value="61.8">
                <text:p>61.8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Milestone 5</text:p>
              </table:table-cell>
              <table:table-cell office:value-type="float" office:value="69.8">
                <text:p>69.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.8">
                <text:p>79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ilestone 6</text:p>
              </table:table-cell>
              <table:table-cell office:value-type="float" office:value="87.8">
                <text:p>87.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2.2">
                <text:p>92.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ilestone 7</text:p>
              </table:table-cell>
              <table:table-cell office:value-type="float" office:value="98.7">
                <text:p>98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Milestone 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